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Heading_20_1">
      <style:text-properties style:language-asian="ja" style:country-asian="JP"/>
    </style:style>
    <style:style style:name="P10" style:family="paragraph" style:parent-style-name="Heading_20_1">
      <style:paragraph-properties fo:break-before="page"/>
    </style:style>
    <style:style style:name="P11" style:family="paragraph" style:parent-style-name="Standard" style:list-style-name="L1">
      <style:text-properties style:language-asian="ja" style:country-asian="JP"/>
    </style:style>
    <style:style style:name="P12" style:family="paragraph" style:parent-style-name="Standard" style:list-style-name="L2">
      <style:text-properties style:language-asian="ja" style:country-asian="JP"/>
    </style:style>
    <style:style style:name="P13" style:family="paragraph" style:parent-style-name="Standard" style:list-style-name="L3">
      <style:text-properties style:language-asian="ja" style:country-asian="JP"/>
    </style:style>
    <style:style style:name="P14" style:family="paragraph" style:parent-style-name="Standard" style:list-style-name="L4">
      <style:text-properties style:language-asian="ja" style:country-asian="JP"/>
    </style:style>
    <style:style style:name="P15" style:family="paragraph" style:parent-style-name="Standard" style:list-style-name="L5">
      <style:text-properties style:language-asian="ja" style:country-asian="JP"/>
    </style:style>
    <style:style style:name="P16" style:family="paragraph" style:parent-style-name="Standard" style:list-style-name="L6">
      <style:text-properties style:language-asian="ja" style:country-asian="JP"/>
    </style:style>
    <style:style style:name="P17" style:family="paragraph" style:parent-style-name="Standard" style:list-style-name="L7">
      <style:text-properties style:language-asian="ja" style:country-asian="JP"/>
    </style:style>
    <style:style style:name="P18" style:family="paragraph" style:parent-style-name="Standard" style:list-style-name="L8">
      <style:text-properties style:language-asian="ja" style:country-asian="JP"/>
    </style:style>
    <style:style style:name="P19" style:family="paragraph" style:parent-style-name="Standard" style:list-style-name="L9">
      <style:text-properties style:language-asian="ja" style:country-asian="JP"/>
    </style:style>
    <style:style style:name="P20" style:family="paragraph" style:parent-style-name="Standard" style:list-style-name="L10">
      <style:text-properties style:language-asian="ja" style:country-asian="JP"/>
    </style:style>
    <style:style style:name="P21" style:family="paragraph" style:parent-style-name="Standard" style:list-style-name="L11">
      <style:text-properties style:language-asian="ja" style:country-asian="JP"/>
    </style:style>
    <style:style style:name="P22" style:family="paragraph" style:parent-style-name="Standard" style:list-style-name="L12">
      <style:text-properties style:language-asian="ja" style:country-asian="JP"/>
    </style:style>
    <style:style style:name="P23" style:family="paragraph" style:parent-style-name="Standard" style:list-style-name="L13">
      <style:text-properties style:language-asian="ja" style:country-asian="JP"/>
    </style:style>
    <style:style style:name="P24" style:family="paragraph" style:parent-style-name="Standard" style:list-style-name="L15">
      <style:text-properties style:language-asian="ja" style:country-asian="JP"/>
    </style:style>
    <style:style style:name="P25" style:family="paragraph" style:parent-style-name="Standard" style:list-style-name="L21">
      <style:text-properties style:language-asian="ja" style:country-asian="JP"/>
    </style:style>
    <style:style style:name="P26" style:family="paragraph" style:parent-style-name="Standard" style:list-style-name="L22">
      <style:text-properties style:language-asian="ja" style:country-asian="JP"/>
    </style:style>
    <style:style style:name="P27" style:family="paragraph" style:parent-style-name="Standard" style:list-style-name="L23">
      <style:text-properties style:language-asian="ja" style:country-asian="JP"/>
    </style:style>
    <style:style style:name="P28" style:family="paragraph" style:parent-style-name="Standard" style:list-style-name="L24">
      <style:text-properties style:language-asian="ja" style:country-asian="JP"/>
    </style:style>
    <style:style style:name="P29" style:family="paragraph" style:parent-style-name="Standard" style:list-style-name="L25">
      <style:text-properties style:language-asian="ja" style:country-asian="JP"/>
    </style:style>
    <style:style style:name="P30" style:family="paragraph" style:parent-style-name="Standard" style:list-style-name="L26">
      <style:text-properties style:language-asian="ja" style:country-asian="JP"/>
    </style:style>
    <style:style style:name="P31" style:family="paragraph" style:parent-style-name="Standard" style:list-style-name="L14"/>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text-properties style:font-name="メイリオ2" style:font-name-asian="メイリオ2"/>
    </style:style>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20">
      <style:text-properties style:font-name="メイリオ2" style:font-name-asian="メイリオ2"/>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5">
      <style:paragraph-properties fo:margin-left="2.501cm" fo:margin-right="0cm" fo:text-indent="-0.635cm" style:auto-text-indent="false"/>
      <style:text-properties style:language-asian="ja" style:country-asian="JP"/>
    </style:style>
    <style:style style:name="P39" style:family="paragraph" style:parent-style-name="Standard" style:list-style-name="L5">
      <style:paragraph-properties fo:margin-left="3.752cm" fo:margin-right="0cm" fo:text-indent="-0.635cm" style:auto-text-indent="false"/>
      <style:text-properties style:language-asian="ja" style:country-asian="JP"/>
    </style:style>
    <style:style style:name="P4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1" style:family="paragraph" style:parent-style-name="Heading_20_3">
      <style:text-properties style:font-name-asian="verdana" style:font-style-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9-09</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5</text:p>
          <text:p text:style-name="P43">「サイトマップ」「コンテンツ」「テーマ」<text:tab/>5</text:p>
          <text:p text:style-name="P43">主な制作の手順<text:tab/>6</text:p>
          <text:p text:style-name="P42">セットアップ手順<text:tab/>7</text:p>
          <text:p text:style-name="P43">パーミッション設定<text:tab/>7</text:p>
          <text:p text:style-name="P42">ディレクトリ構成<text:tab/>8</text:p>
          <text:p text:style-name="P43">インストールディレクトリ<text:tab/>8</text:p>
          <text:p text:style-name="P42">サイトマップの管理<text:tab/>10</text:p>
          <text:p text:style-name="P43">サイトマップの形式<text:tab/>10</text:p>
          <text:p text:style-name="P43">サイトマップCSVの設置場所<text:tab/>11</text:p>
          <text:p text:style-name="P43">サイトマップCSVの定義<text:tab/>11</text:p>
          <text:p text:style-name="P43">ダイナミックパス機能<text:tab/>12</text:p>
          <text:p text:style-name="P43">エイリアス機能<text:tab/>13</text:p>
          <text:p text:style-name="P42">コンテンツの制作ルール<text:tab/>14</text:p>
          <text:p text:style-name="P43">コンテンツ制作マニュアル<text:tab/>14</text:p>
          <text:p text:style-name="P43">コンテンツモジュール一覧<text:tab/>14</text:p>
          <text:p text:style-name="P42">テーマ<text:tab/>16</text:p>
          <text:p text:style-name="P43">複数のテーマの管理と切り替え<text:tab/>16</text:p>
          <text:p text:style-name="P43">レイアウト<text:tab/>16</text:p>
          <text:p text:style-name="P43">テーマの格納ディレクトリ<text:tab/>17</text:p>
          <text:p text:style-name="P43">テンプレートの記述<text:tab/>17</text:p>
          <text:p text:style-name="P44">コンテンツを出力する<text:tab/>17</text:p>
          <text:p text:style-name="P44">コンテンツが定義したCSSやJavaScriptを出力する<text:tab/>18</text:p>
          <text:p text:style-name="P44">ページの情報を出力する<text:tab/>19</text:p>
          <text:p text:style-name="P44"><text:soft-page-break/>その他の機能から出力する<text:tab/>19</text:p>
          <text:p text:style-name="P43">コンテンツソースのDOM置換加工<text:tab/>20</text:p>
          <text:p text:style-name="P42">パブリッシュ<text:tab/>21</text:p>
          <text:p text:style-name="P43">パブリッシュ実行手順<text:tab/>21</text:p>
          <text:p text:style-name="P43">設定<text:tab/>21</text:p>
          <text:p text:style-name="P43">仕様<text:tab/>22</text:p>
          <text:p text:style-name="P44">パブリッシュ対象ファイルの一覧をどう生成するか<text:tab/>22</text:p>
          <text:p text:style-name="P44">静的書き出しファイルと動的書き出しファイル<text:tab/>22</text:p>
          <text:p text:style-name="P44">X-PXFW-RELATEDLINK<text:tab/>22</text:p>
          <text:p text:style-name="P42">メインコンフィグ<text:tab/>24</text:p>
          <text:p text:style-name="P43">書式<text:tab/>24</text:p>
          <text:p text:style-name="P43">設定項目<text:tab/>24</text:p>
          <text:p text:style-name="P44">project<text:tab/>24</text:p>
          <text:p text:style-name="P44">paths<text:tab/>25</text:p>
          <text:p text:style-name="P44">dbms<text:tab/>25</text:p>
          <text:p text:style-name="P44">publish<text:tab/>26</text:p>
          <text:p text:style-name="P44">system<text:tab/>26</text:p>
          <text:p text:style-name="P42">データベース(RDBMS)の利用<text:tab/>27</text:p>
          <text:p text:style-name="P42">ユーザーの管理<text:tab/>28</text:p>
          <text:p text:style-name="P43">ユーザー情報格納テーブルの構造<text:tab/>28</text:p>
          <text:p text:style-name="P44">ユーザーテーブル： {$dbms.prefix}_user<text:tab/>28</text:p>
          <text:p text:style-name="P43">セットアップ手順<text:tab/>28</text:p>
          <text:p text:style-name="P42">PXコマンド<text:tab/>29</text:p>
          <text:p text:style-name="P43">実行方法<text:tab/>29</text:p>
          <text:p text:style-name="P43">PXコマンド一覧<text:tab/>29</text:p>
          <text:p text:style-name="P42">コーディング規約<text:tab/>31</text:p>
          <text:p text:style-name="P43">内部エンコード<text:tab/>31</text:p>
          <text:p text:style-name="P43"><text:soft-page-break/>改行コード<text:tab/>31</text:p>
          <text:p text:style-name="P43">インデント<text:tab/>31</text:p>
          <text:p text:style-name="P43">演算子<text:tab/>31</text:p>
          <text:p text:style-name="P43">命名規則<text:tab/>31</text:p>
          <text:p text:style-name="P44">PHPのクラス名<text:tab/>31</text:p>
          <text:p text:style-name="P44">PHPのメソッド名<text:tab/>32</text:p>
          <text:p text:style-name="P44">JavaScriptのオブジェクト名<text:tab/>32</text:p>
          <text:p text:style-name="P44">CSSクラス名<text:tab/>32</text:p>
          <text:p text:style-name="P44">パラメータ、クッキー、セッション、HTTP拡張ヘッダー<text:tab/>33</text:p>
          <text:p text:style-name="P44">その他<text:tab/>33</text:p>
          <text:p text:style-name="P43">予約語<text:tab/>33</text:p>
          <text:p text:style-name="P44">URIパラメータ<text:tab/>33</text:p>
          <text:p text:style-name="P44">クッキー<text:tab/>34</text:p>
          <text:p text:style-name="P44">セッション<text:tab/>34</text:p>
          <text:p text:style-name="P44">HTTPレスポンスヘッダー<text:tab/>34</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25388374" text:style-name="L1">
        <text:list-item>
          <text:p text:style-name="P11"><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1"><text:span text:style-name="T3">コンテンツ</text:span><text:line-break/>ページ要素のうち、内容部分だけを取り出した概念。</text:p>
        </text:list-item>
        <text:list-item>
          <text:p text:style-name="P11"><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25386199" text:style-name="L2">
        <text:list-item>
          <text:p text:style-name="P12">サイトマップを定義</text:p>
        </text:list-item>
        <text:list-item>
          <text:p text:style-name="P12">コンテンツを編集</text:p>
        </text:list-item>
        <text:list-item>
          <text:p text:style-name="P12">テーマを編集</text:p>
        </text:list-item>
        <text:list-item>
          <text:p text:style-name="P12">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25411787" text:style-name="L3">
        <text:list-item>
          <text:p text:style-name="P13">最新のソース一式をダウンロードする。</text:p>
        </text:list-item>
        <text:list-item>
          <text:p text:style-name="P13">解凍する。</text:p>
        </text:list-item>
        <text:list-item>
          <text:p text:style-name="P13">htdocsに格納されたファイル一式を、お使いのウェブサーバーのドキュメントルート配下の任意のディレクトリに設置する。</text:p>
        </text:list-item>
        <text:list-item>
          <text:p text:style-name="P13">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25389953" text:style-name="L4">
        <text:list-item>
          <text:p text:style-name="P14">./_PX/_sys</text:p>
        </text:list-item>
        <text:list-item>
          <text:p text:style-name="P14">./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25396698" text:style-name="L5">
        <text:list-item>
          <text:p text:style-name="P15">@_PX (Pickles Frameworkディレクトリ)</text:p>
        </text:list-item>
        <text:list-item>
          <text:p text:style-name="P38">@_FW (フレームワーク関連ライブラリ)</text:p>
        </text:list-item>
        <text:list-item>
          <text:p text:style-name="P38">@_sys (システムが書き込む領域)</text:p>
        </text:list-item>
        <text:list-item>
          <text:p text:style-name="P38">@configs (設定ファイル格納ディレクトリ)</text:p>
        </text:list-item>
        <text:list-item>
          <text:p text:style-name="P39">mainconf.ini (PxFWのメインコンフィグ)</text:p>
        </text:list-item>
        <text:list-item>
          <text:p text:style-name="P39">sitemap_definition.csv (サイトマップ定義設定)</text:p>
        </text:list-item>
        <text:list-item>
          <text:p text:style-name="P38">@sitemaps (サイトマップCSV格納ディレクトリ)</text:p>
        </text:list-item>
        <text:list-item>
          <text:p text:style-name="P38">@datas (データ格納ディレクトリ)</text:p>
        </text:list-item>
        <text:list-item>
          <text:p text:style-name="P38">@libs (ライブラリ格納ディレクトリ)</text:p>
        </text:list-item>
        <text:list-item>
          <text:p text:style-name="P38">@themes (テーマコレクション格納ディレクトリ)</text:p>
        </text:list-item>
        <text:list-item>
          <text:p text:style-name="P15">@_caches (公開キャッシュディレクトリ)</text:p>
        </text:list-item>
        <text:list-item>
          <text:p text:style-name="P38">@_contents (コンテンツに由来するキャッシュ)</text:p>
        </text:list-item>
        <text:list-item>
          <text:p text:style-name="P38">@_themes (テーマに由来するキャッシュ)</text:p>
        </text:list-item>
        <text:list-item>
          <text:p text:style-name="P15">@common</text:p>
        </text:list-item>
        <text:list-item>
          <text:p text:style-name="P38">@css</text:p>
        </text:list-item>
        <text:list-item>
          <text:p text:style-name="P38">@img</text:p>
        </text:list-item>
        <text:list-item>
          <text:p text:style-name="P38">@js</text:p>
        </text:list-item>
        <text:list-item>
          <text:p text:style-name="P38">@inc</text:p>
        </text:list-item>
        <text:list-item>
          <text:p text:style-name="P15">.htaccess (mod_rewrite設定、など)</text:p>
        </text:list-item>
        <text:list-item>
          <text:p text:style-name="P15">_px_execute.php (Pickles Frameworkの実行ファイル)</text:p>
        </text:list-item>
        <text:list-item>
          <text:p text:style-name="P15"><text:soft-page-break/>index.html (トップページのコンテンツ)</text:p>
        </text:list-item>
      </text:list>
      <text:p text:style-name="Text_20_body"/>
      <text:p text:style-name="Text_20_body"/>
      <text:p text:style-name="P8"/>
      <text:h text:style-name="P9"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25382102" text:style-name="L6">
        <text:list-item>
          <text:p text:style-name="P16"><text:span text:style-name="T3">文字エンコード</text:span><text:line-break/>UTF-8</text:p>
        </text:list-item>
        <text:list-item>
          <text:p text:style-name="P16"><text:span text:style-name="T3">区切り文字</text:span><text:line-break/>, (カンマ)</text:p>
        </text:list-item>
        <text:list-item>
          <text:p text:style-name="P16"><text:span text:style-name="T3">値を囲む</text:span><text:line-break/>“ (ダブルクオート)</text:p>
        </text:list-item>
        <text:list-item>
          <text:p text:style-name="P16"><text:span text:style-name="T3">エスケープ</text:span><text:line-break/>““ (ダブルクオートを重ねる)</text:p>
        </text:list-item>
        <text:list-item>
          <text:p text:style-name="P1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25413032" text:style-name="L7">
        <text:list-item>
          <text:p text:style-name="P17">./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25395986" text:style-name="L8">
        <text:list-item>
          <text:p text:style-name="P18">./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25387122" text:style-name="L9">
        <text:list-item>
          <text:p text:style-name="P19">path</text:p>
        </text:list-item>
        <text:list-item>
          <text:p text:style-name="P19">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25403478" text:style-name="L10">
        <text:list-item>
          <text:p text:style-name="P20">{$a}を取得する ⇒ $px-&gt;req()-&gt;get_path_param('a')</text:p>
        </text:list-item>
        <text:list-item>
          <text:p text:style-name="P20">{$b}を取得する ⇒ $px-&gt;req()-&gt;get_path_param('b')</text:p>
        </text:list-item>
        <text:list-item>
          <text:p text:style-name="P20">{$}を取得する ⇒ $px-&gt;req()-&gt;get_path_param('')</text:p>
        </text:list-item>
        <text:list-item>
          <text:p text:style-name="P20">{*a}を取得する ⇒ $px-&gt;req()-&gt;get_path_param('a')</text:p>
        </text:list-item>
        <text:list-item>
          <text:p text:style-name="P20">{*}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0"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9"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25382898" text:style-name="L11">
        <text:list-item>
          <text:p text:style-name="P21">./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25382724" text:style-name="L12">
        <text:list-item>
          <text:p text:style-name="P22">ページ名を出力する<text:line-break/>&lt;title&gt;&lt;?php print t::h($page_info['title']); ?&gt; | サイト名&lt;/title&gt;</text:p>
        </text:list-item>
        <text:list-item>
          <text:p text:style-name="P22">ページ名(h1用)を出力する<text:line-break/>&lt;h1&gt;&lt;?php print t::h( $page_info['title_h1'] ); ?&gt;&lt;/h1&gt;</text:p>
        </text:list-item>
        <text:list-item>
          <text:p text:style-name="P22">メタタグ descriptionを出力する<text:line-break/>&lt;meta name="description" content="&lt;?php print t::h($page_info['description']); ?&gt;" /&gt;</text:p>
        </text:list-item>
        <text:list-item>
          <text:p text:style-name="P22">メタタグkeywordsを出力する<text:line-break/>&lt;meta name="keywords" content="&lt;?php print t::h($page_info['keywords']); ?&gt;" /&gt;</text:p>
        </text:list-item>
      </text:list>
      <text:p text:style-name="P2"/>
      <text:h text:style-name="Heading_20_3" text:outline-level="3">その他の機能から出力する</text:h>
      <text:list xml:id="list25406631" text:continue-numbering="true" text:style-name="L12">
        <text:list-item>
          <text:p text:style-name="P22">コンフィグに設定されたサイト名を出力する<text:line-break/>&lt;title&gt;&lt;?php print t::h($px-&gt;get_conf('project.name')); ?&gt;&lt;/title&gt;</text:p>
        </text:list-item>
        <text:list-item>
          <text:p text:style-name="P22">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25383723" text:style-name="L13">
        <text:list-item>
          <text:p text:style-name="P23">Pickles Frameworkの任意のパスに、URLパラメータ ?PX=publish.run を付加してアクセスする。</text:p>
        </text:list-item>
        <text:list-item>
          <text:p text:style-name="P23">パブリッシュを実行する画面が表示されるので、終了するまで待つ。</text:p>
        </text:list-item>
        <text:list-item>
          <text:p text:style-name="P23">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25394533" text:style-name="L14">
        <text:list-item>
          <text:p text:style-name="P31"><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25389750" text:style-name="L15">
        <text:list-item>
          <text:p text:style-name="P24">$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1" text:outline-level="3">project</text:h>
      <text:list xml:id="list25392589" text:style-name="L16">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pan text:style-name="T10">認証パスワード</text:span></text:p>
        </text:list-item>
      </text:list>
      <text:p text:style-name="P3"/>
      <text:h text:style-name="P41" text:outline-level="3"><text:soft-page-break/>paths</text:h>
      <text:p text:style-name="P3"/>
      <text:list xml:id="list25384623" text:style-name="L17">
        <text:list-item>
          <text:p text:style-name="P33"><text:span text:style-name="T6">px_dir<text:line-break/></text:span><text:span text:style-name="T9">Pickles Framework</text:span><text:span text:style-name="T8"> ディレクトリのパス</text:span></text:p>
        </text:list-item>
        <text:list-item>
          <text:p text:style-name="P33"><text:span text:style-name="T6">access_log<text:line-break/></text:span><text:span text:style-name="T10">アクセスログの出力先ファイルパス</text:span></text:p>
        </text:list-item>
        <text:list-item>
          <text:p text:style-name="P33"><text:span text:style-name="T6">error_log<text:line-break/></text:span><text:span text:style-name="T10">エラーログの出力先ファイルパス</text:span></text:p>
        </text:list-item>
      </text:list>
      <text:p text:style-name="P3"/>
      <text:h text:style-name="P41" text:outline-level="3">db<text:span text:style-name="T1">m</text:span>s</text:h>
      <text:p text:style-name="P3"/>
      <text:list xml:id="list25394199" text:style-name="L18">
        <text:list-item>
          <text:p text:style-name="P34"><text:span text:style-name="T11">dbms<text:line-break/></text:span><text:span text:style-name="T2">RDBMSの種類。mysql|postgresql|sqlite</text:span></text:p>
        </text:list-item>
        <text:list-item>
          <text:p text:style-name="P34"><text:span text:style-name="T11">host<text:line-break/>接続先</text:span><text:span text:style-name="T2">ホスト名</text:span></text:p>
        </text:list-item>
        <text:list-item>
          <text:p text:style-name="P34"><text:span text:style-name="T11">port<text:line-break/>接続先</text:span><text:span text:style-name="T2">ポート番号</text:span></text:p>
        </text:list-item>
        <text:list-item>
          <text:p text:style-name="P34"><text:span text:style-name="T11">database_name<text:line-break/></text:span><text:span text:style-name="T2">データベース名。(sqliteの場合はDBファイルのパス)</text:span></text:p>
        </text:list-item>
        <text:list-item>
          <text:p text:style-name="P34"><text:span text:style-name="T11">user<text:line-break/></text:span><text:span text:style-name="T2">ユーザー名</text:span></text:p>
        </text:list-item>
        <text:list-item>
          <text:p text:style-name="P34"><text:span text:style-name="T11">password<text:line-break/></text:span><text:span text:style-name="T2">パスワード</text:span></text:p>
        </text:list-item>
        <text:list-item>
          <text:p text:style-name="P34"><text:span text:style-name="T11">charset<text:line-break/></text:span><text:span text:style-name="T2">文字セット</text:span></text:p>
        </text:list-item>
      </text:list>
      <text:p text:style-name="P3"/>
      <text:h text:style-name="P41" text:outline-level="3"><text:soft-page-break/>publish</text:h>
      <text:p text:style-name="P3"/>
      <text:list xml:id="list25397351" text:style-name="L19">
        <text:list-item>
          <text:p text:style-name="P35"><text:span text:style-name="T11">path_publish_dir<text:line-break/></text:span><text:span text:style-name="T2">パブリッシュ先のディレクトリパス</text:span></text:p>
        </text:list-item>
      </text:list>
      <text:p text:style-name="P3"/>
      <text:h text:style-name="P41" text:outline-level="3">system</text:h>
      <text:p text:style-name="P3"/>
      <text:list xml:id="list25407439" text:style-name="L20">
        <text:list-item>
          <text:p text:style-name="P36"><text:span text:style-name="T11">allow_pxcommands<text:line-break/>PX</text:span><text:span text:style-name="T2">コマンドの実行を許可するフラグ</text:span></text:p>
        </text:list-item>
        <text:list-item>
          <text:p text:style-name="P36"><text:span text:style-name="T11">session_name<text:line-break/></text:span><text:span text:style-name="T2">セッション名</text:span></text:p>
        </text:list-item>
        <text:list-item>
          <text:p text:style-name="P37">filesystem_encoding<text:line-break/>ファイルシステムの文字エンコーディング(ファイル名などに適用)</text:p>
        </text:list-item>
        <text:list-item>
          <text:p text:style-name="P37">output_encoding<text:line-break/>出力コンテンツの文字エンコーディング</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25382593" text:style-name="L21">
        <text:list-item>
          <text:p text:style-name="P25">MySQL</text:p>
        </text:list-item>
        <text:list-item>
          <text:p text:style-name="P25">PostgreSQL</text:p>
        </text:list-item>
        <text:list-item>
          <text:p text:style-name="P25">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10"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25396204" text:style-name="L22">
        <text:list-item>
          <text:p text:style-name="P26">clearcache<text:line-break/>Pickles Framework が作成するキャッシュファイルをクリアする。</text:p>
        </text:list-item>
        <text:list-item>
          <text:p text:style-name="P26">config<text:line-break/>Pickles Framework のコンフィグ内容を確認する。</text:p>
        </text:list-item>
        <text:list-item>
          <text:p text:style-name="P26">edit<text:line-break/>カレントページのコンテンツソースを直接編集する。</text:p>
        </text:list-item>
        <text:list-item>
          <text:p text:style-name="P26">fillcontents<text:line-break/>サイトマップに記載された content の情報を元に、未作成のコンテンツの空ファイルを作成する。</text:p>
        </text:list-item>
        <text:list-item>
          <text:p text:style-name="P26">initialize<text:line-break/>データベースなど初期構築を実行する。</text:p>
        </text:list-item>
        <text:list-item>
          <text:p text:style-name="P26">pageinfo<text:line-break/>カレントページのページ情報を表示する。</text:p>
        </text:list-item>
        <text:list-item>
          <text:p text:style-name="P26"><text:soft-page-break/>phpinfo<text:line-break/>phpinfo() を実行し、PHPの設定情報を確認する。</text:p>
        </text:list-item>
        <text:list-item>
          <text:p text:style-name="P26">publish<text:line-break/>静的なファイル群にパブリッシュする。</text:p>
        </text:list-item>
        <text:list-item>
          <text:p text:style-name="P26">rdb<text:line-break/>データベースの内容を閲覧・操作する。</text:p>
        </text:list-item>
        <text:list-item>
          <text:p text:style-name="P26">sitemap<text:line-break/>サイトマップを表示する。</text:p>
        </text:list-item>
        <text:list-item>
          <text:p text:style-name="P26">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25393702" text:style-name="L23">
        <text:list-item>
          <text:p text:style-name="P27">ID<text:line-break/>ログインユーザーアカウント(IDではなく、アカウント名)</text:p>
        </text:list-item>
        <text:list-item>
          <text:p text:style-name="P27">PW<text:line-break/>ログインユーザーパスワード</text:p>
        </text:list-item>
        <text:list-item>
          <text:p text:style-name="P27">PX<text:line-break/>PXコマンド</text:p>
        </text:list-item>
        <text:list-item>
          <text:p text:style-name="P27">THEME<text:line-break/>テーマID</text:p>
        </text:list-item>
      </text:list>
      <text:h text:style-name="Heading_20_3" text:outline-level="3"><text:soft-page-break/>クッキー</text:h>
      <text:list xml:id="list25408339" text:style-name="L24">
        <text:list-item>
          <text:p text:style-name="P28">CCUA<text:line-break/>クッキーが利用可能であることを確認するために使用する値</text:p>
        </text:list-item>
        <text:list-item>
          <text:p text:style-name="P28">PXSID<text:line-break/>セッションキー(メインコンフィグ system.session_name で設定可能)</text:p>
        </text:list-item>
      </text:list>
      <text:p text:style-name="P2"/>
      <text:h text:style-name="Heading_20_3" text:outline-level="3">セッション</text:h>
      <text:list xml:id="list25386354" text:style-name="L25">
        <text:list-item>
          <text:p text:style-name="P29">USER_ID<text:line-break/>ログインユーザID(user_accountではない)</text:p>
        </text:list-item>
        <text:list-item>
          <text:p text:style-name="P29">USER_EXPIRE<text:line-break/>ログイン状態の有効期限時刻のUNIXタイムスタンプ。</text:p>
        </text:list-item>
        <text:list-item>
          <text:p text:style-name="P29">FILE<text:line-break/>アップロードファイルの一時保存領域。保存名をキーとする連想配列の形式で保持。</text:p>
        </text:list-item>
      </text:list>
      <text:p text:style-name="P2"/>
      <text:h text:style-name="Heading_20_3" text:outline-level="3">HTTPレスポンスヘッダー</text:h>
      <text:list xml:id="list25404050" text:style-name="L26">
        <text:list-item>
          <text:p text:style-name="P30">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9-09T05:28:06.22</dc:date>
    <dc:creator>Koyanagi Tomoya</dc:creator>
    <meta:editing-duration>PT22H59M47S</meta:editing-duration>
    <meta:editing-cycles>178</meta:editing-cycles>
    <meta:generator>OpenOffice.org/3.2$Win32 OpenOffice.org_project/320m18$Build-9502</meta:generator>
    <dc:title>Pickles Framework 1.x サイト構築管理マニュアル</dc:title>
    <meta:document-statistic meta:table-count="0" meta:image-count="0" meta:object-count="5" meta:page-count="34" meta:paragraph-count="372" meta:word-count="3708" meta:character-count="106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